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953cm" style:auto-text-indent="false"/>
      <style:text-properties fo:font-size="16pt" style:font-size-asian="16pt" style:font-size-complex="16pt"/>
    </style:style>
    <style:style style:name="P4" style:family="paragraph" style:parent-style-name="Heading_20_3">
      <style:text-properties fo:font-size="16pt" style:font-name-asian="宋体1" style:font-size-asian="16pt" style:font-weight-asian="bold" style:font-size-complex="16pt"/>
    </style:style>
    <style:style style:name="P5" style:family="paragraph" style:parent-style-name="Heading_20_3">
      <style:text-properties fo:font-size="22pt" style:font-size-asian="22pt" style:font-size-complex="22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weight="bold" officeooo:rsid="0010516e" style:language-asian="zh" style:country-asian="CN"/>
    </style:style>
    <style:style style:name="T7" style:family="text">
      <style:text-properties style:font-name="Calibri" fo:font-weight="bold" officeooo:rsid="00117388" style:language-asian="zh" style:country-asian="CN"/>
    </style:style>
    <style:style style:name="T8" style:family="text">
      <style:text-properties fo:font-weight="bold"/>
    </style:style>
    <style:style style:name="T9" style:family="text">
      <style:text-properties fo:font-weight="bold" style:font-name-asian="宋体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style:font-name-asian="宋体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8">3</text:span><text:span text:style-name="T2">　</text:span><text:span text:style-name="T4">FilterChain</text:span><text:span text:style-name="T6">(</text:span><text:span text:style-name="T7">执行servlet</text:span><text:span text:style-name="T6">)</text:span></text:h>
      <text:p text:style-name="P3">doFilter()<text:span text:style-name="T1">方法的参数中有一个类型为</text:span><text:span text:style-name="T3">FilterChain</text:span><text:span text:style-name="T1">的参数，它只有一个方法：</text:span><text:span text:style-name="T5">doFilter(ServletRequest,ServletResponse)</text:span><text:span text:style-name="T9">。</text:span></text:p>
      <text:p text:style-name="P3"><text:span text:style-name="T1">前面我们说</text:span>doFilter()<text:span text:style-name="T1">方法的放行，让请求流访问目标资源！但这么说不严密，其实调用该方法的意思是，“我（当前</text:span><text:span text:style-name="T3">Filter</text:span><text:span text:style-name="T1">）”放行了，但不代表其他人（其他过滤器）也放行。</text:span></text:p>
      <text:p text:style-name="P3"><text:span text:style-name="T1">也就是说，一个目标资源上，可能部署了多个过滤器，就好比在你去北京的路上有多个打劫的匪人（过滤器），而其中第一伙匪人放行了，但不代表第二伙匪人也放行了，所以调用</text:span>FilterChain<text:span text:style-name="T1">类的</text:span><text:span text:style-name="T3">doFilter()</text:span><text:span text:style-name="T1">方法表示的是执行下一个过滤器的</text:span><text:span text:style-name="T3">doFilter()</text:span><text:span text:style-name="T1">方法，或者是执行目标资源！</text:span></text:p>
      <text:p text:style-name="P2"><text:span text:style-name="T1">如果当前过滤器是最后一个过滤器，那么调用</text:span>chain.doFilter()<text:span text:style-name="T1">方法表示执行目标资源，而不是最后一个过滤器，那么</text:span><text:span text:style-name="T3">chain.doFilter()</text:span><text:span text:style-name="T1">表示执行下一个过滤器的</text:span><text:span text:style-name="T3">doFilter()</text:span><text:span text:style-name="T1">方法。</text:span></text:p>
      <text:h text:style-name="P4" text:outline-level="3">多个过滤器执行顺序</text:h>
      <text:p text:style-name="P2"><text:span text:style-name="T1">一个目标资源可以指定多个过滤器，</text:span><text:span text:style-name="T11">过滤器的执行顺序是在</text:span><text:span text:style-name="T10">web.xml</text:span><text:span text:style-name="T11">文件中的部署顺序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0S</meta:editing-duration>
    <meta:editing-cycles>8</meta:editing-cycles>
    <meta:generator>LibreOffice/5.3.0.3$Windows_X86_64 LibreOffice_project/7074905676c47b82bbcfbea1aeefc84afe1c50e1</meta:generator>
    <dc:date>2018-03-20T22:26:48.232000000</dc:date>
    <meta:document-statistic meta:table-count="0" meta:image-count="0" meta:object-count="0" meta:page-count="1" meta:paragraph-count="7" meta:word-count="323" meta:character-count="487" meta:non-whitespace-character-count="486"/>
    <meta:user-defined meta:name="Info 1"/>
    <meta:user-defined meta:name="Info 2"/>
    <meta:user-defined meta:name="Info 3"/>
    <meta:user-defined meta:name="Info 4"/>
  </office:meta>
</office:document-meta>
</file>